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 utile</text:p>
      <text:p text:style-name="Standard">ARDUINO :</text:p>
      <text:p text:style-name="Standard"><text:a xlink:type="simple" xlink:href="http://www.v-labs.fr/article/tuto-capteur-de-mouvements-photos-sur-arduino-raspberry-b" text:style-name="Internet_20_link" text:visited-style-name="Visited_20_Internet_20_Link">http://www.v-labs.fr/article/tuto-capteur-de-mouvements-photos-sur-arduino-raspberry-b</text:a></text:p>
      <text:p text:style-name="Standard"/>
      <text:p text:style-name="Standard"><text:a xlink:type="simple" xlink:href="https://openclassrooms.com/courses/programmez-vos-premiers-montages-avec-arduino" text:style-name="Internet_20_link" text:visited-style-name="Visited_20_Internet_20_Link">https://openclassrooms.com/courses/programmez-vos-premiers-montages-avec-arduino</text:a></text:p>
      <text:p text:style-name="Standard"><text:a xlink:type="simple" xlink:href="https://www.youtube.com/watch?v=eBhZHJdGzvA" text:style-name="Internet_20_link" text:visited-style-name="Visited_20_Internet_20_Link">https://www.youtube.com/watch?v=eBhZHJdGzvA</text:a></text:p>
      <text:p text:style-name="Standard"/>
      <text:p text:style-name="Standard"/>
      <text:p text:style-name="Standard">CONNECTER UN ARDUINO ET RASBERRY</text:p>
      <text:p text:style-name="Standard"><text:a xlink:type="simple" xlink:href="https://gladysproject.com/fr/article/connecter-un-arduino-au-raspberry-pi" text:style-name="Internet_20_link" text:visited-style-name="Visited_20_Internet_20_Link">https://gladysproject.com/fr/article/connecter-un-arduino-au-raspberry-pi</text:a></text:p>
      <text:p text:style-name="Standard"/>
      <text:p text:style-name="Standard"><text:a xlink:type="simple" xlink:href="http://electroniqueamateur.blogspot.fr/2014/05/communication-par-usb-entre-raspberry.html" text:style-name="Internet_20_link" text:visited-style-name="Visited_20_Internet_20_Link">http://electroniqueamateur.blogspot.fr/2014/05/communication-par-usb-entre-raspberry.htm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1T09:18:32.95</meta:creation-date>
    <dc:date>2017-10-09T20:04:58.55</dc:date>
    <meta:editing-duration>PT1H17M24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8" meta:word-count="14" meta:character-count="422"/>
  </office:meta>
</office:document-meta>
</file>